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4e5ff" draw:textarea-horizontal-align="justify" draw:textarea-vertical-align="middle" draw:auto-grow-height="false" fo:min-height="2.05cm" fo:min-width="4cm"/>
    </style:style>
    <style:style style:name="gr2" style:family="graphic" style:parent-style-name="standard">
      <style:graphic-properties draw:fill-color="#c4e5ff" draw:textarea-horizontal-align="justify" draw:textarea-vertical-align="middle" draw:auto-grow-height="false" fo:min-height="3.296cm" fo:min-width="9.892cm"/>
    </style:style>
    <style:style style:name="gr3" style:family="graphic" style:parent-style-name="standard">
      <style:graphic-properties draw:fill-color="#c4e5ff" draw:textarea-horizontal-align="justify" draw:textarea-vertical-align="middle" draw:auto-grow-height="false" fo:min-height="3.546cm" fo:min-width="16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3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3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5cm" fo:min-width="0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cm" fo:min-width="3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25cm" fo:min-width="1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016cm" fo:min-width="0cm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style:paragraph-properties fo:line-height="115%"/>
    </style:style>
    <style:style style:name="P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15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T1" style:family="text">
      <style:text-properties style:font-name="Liberation Mono1" fo:font-size="14pt" style:font-size-asian="14pt" style:font-size-complex="14pt"/>
    </style:style>
    <style:style style:name="T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Mono1"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.9cm" svg:x="9cm" svg:y="1.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7cm" svg:height="5.8cm" draw:transform="rotate (-3.14159265358979) translate (22cm 1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951.191106405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5cm" svg:height="5.7cm" draw:transform="rotate (-3.14159265358979) translate (26cm 19.91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343.546258149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3" draw:layer="layout" svg:width="8.9cm" svg:height="4.893cm" svg:x="9cm" svg:y="3.1cm">
          <draw:text-box>
            <text:p><text:span text:style-name="T1"><text:s text:c="10"/></text:span><text:span text:style-name="T2">Anwendung</text:span></text:p>
            <text:p><text:span text:style-name="T1"><text:s text:c="13"/></text:span><text:span text:style-name="T1"><text:s/></text:span><text:span text:style-name="T1">(SaaS)</text:span></text:p>
            <text:p><text:span text:style-name="T1"/></text:p>
            <text:p text:style-name="P2"><text:span text:style-name="T3"><text:s text:c="6"/></text:span><text:span text:style-name="T3">-Software-</text:span><text:span text:style-name="T3">Samlungen</text:span></text:p>
            <text:p text:style-name="P2"><text:span text:style-name="T3"><text:s text:c="5"/></text:span><text:span text:style-name="T3">-"Software on </text:span><text:span text:style-name="T3">demand"</text:span></text:p>
            <text:p text:style-name="P2"><text:span text:style-name="T3"><text:s text:c="4"/></text:span><text:span text:style-name="T3">-Apple </text:span><text:span text:style-name="T3">iCloud, </text:span><text:span text:style-name="T3">Google-</text:span></text:p>
            <text:p text:style-name="P2"><text:span text:style-name="T3"><text:s text:c="5"/></text:span><text:span text:style-name="T3">Drive, </text:span><text:span text:style-name="T3">Microsoft-</text:span></text:p>
            <text:p text:style-name="P2"><text:span text:style-name="T3"><text:s text:c="5"/></text:span><text:span text:style-name="T3">OneDrive, </text:span><text:span text:style-name="T3">ownCloud</text:span></text:p>
          </draw:text-box>
        </draw:frame>
        <draw:frame draw:style-name="gr5" draw:text-style-name="P6" draw:layer="layout" svg:width="16.9cm" svg:height="5.78cm" svg:x="5cm" svg:y="8.3cm">
          <draw:text-box>
            <text:p text:style-name="P4"><text:span text:style-name="T4"><text:s text:c="13"/></text:span><text:span text:style-name="T4"><text:s text:c="10"/></text:span><text:span text:style-name="T5">Plattform</text:span></text:p>
            <text:p text:style-name="P4"><text:span text:style-name="T4"><text:s text:c="13"/></text:span><text:span text:style-name="T4"><text:s text:c="13"/></text:span><text:span text:style-name="T4"><text:s/></text:span><text:span text:style-name="T4">(PaaS)</text:span></text:p>
            <text:p text:style-name="P4"><text:span text:style-name="T4"/></text:p>
            <text:p text:style-name="P5"><text:span text:style-name="T4"><text:s text:c="9"/></text:span><text:span text:style-name="T4">- </text:span><text:span text:style-name="T4">Nutzungszuga</text:span><text:span text:style-name="T4">ng von </text:span><text:span text:style-name="T4">Programmieru</text:span><text:span text:style-name="T4">ngs-</text:span></text:p>
            <text:p text:style-name="P5"><text:span text:style-name="T4"><text:s text:c="11"/></text:span><text:span text:style-name="T4">Oder </text:span><text:span text:style-name="T4">Laufzeitumge</text:span><text:span text:style-name="T4">bungen</text:span></text:p>
            <text:p text:style-name="P5"><text:span text:style-name="T4"><text:s text:c="7"/></text:span><text:span text:style-name="T4">- </text:span><text:span text:style-name="T4">flexible &amp; </text:span><text:span text:style-name="T4">dynamisch </text:span><text:span text:style-name="T4">anpassbare </text:span><text:span text:style-name="T4">Rechen-</text:span></text:p>
            <text:p text:style-name="P5"><text:span text:style-name="T4"><text:s text:c="9"/></text:span><text:span text:style-name="T4">und </text:span><text:span text:style-name="T4">Datenkapazit</text:span><text:span text:style-name="T4">äte</text:span></text:p>
            <text:p text:style-name="P5"><text:span text:style-name="T4"><text:s text:c="4"/></text:span><text:span text:style-name="T4">- </text:span><text:span text:style-name="T4">Entwicklung </text:span><text:span text:style-name="T4">oder </text:span><text:span text:style-name="T4">Ausführung </text:span><text:span text:style-name="T4">der eigenen</text:span></text:p>
            <text:p text:style-name="P5"><text:span text:style-name="T4"><text:s text:c="6"/></text:span><text:span text:style-name="T4">Software-</text:span><text:span text:style-name="T4">Anwendungen</text:span></text:p>
          </draw:text-box>
        </draw:frame>
        <draw:frame draw:style-name="gr6" draw:text-style-name="P6" draw:layer="layout" svg:width="24.9cm" svg:height="5.7cm" svg:x="1cm" svg:y="14.3cm">
          <draw:text-box>
            <text:p text:style-name="P4"><text:span text:style-name="T4"><text:s text:c="13"/></text:span><text:span text:style-name="T4"><text:s text:c="13"/></text:span><text:span text:style-name="T4"><text:s text:c="9"/></text:span><text:span text:style-name="T5">Infrastruktu</text:span><text:span text:style-name="T5">r</text:span></text:p>
            <text:p text:style-name="P4"><text:span text:style-name="T4"><text:s text:c="13"/></text:span><text:span text:style-name="T4"><text:s text:c="13"/></text:span><text:span text:style-name="T4"><text:s text:c="13"/></text:span><text:span text:style-name="T4"><text:s text:c="4"/></text:span><text:span text:style-name="T4">(IaaS)</text:span></text:p>
            <text:p text:style-name="P4"><text:span text:style-name="T4"/></text:p>
            <text:p text:style-name="P5"><text:span text:style-name="T4"><text:s text:c="9"/></text:span><text:span text:style-name="T4">- </text:span><text:span text:style-name="T4">Nutzungszuga</text:span><text:span text:style-name="T4">ng von </text:span><text:span text:style-name="T4">virtualisier</text:span><text:span text:style-name="T4">ten </text:span><text:span text:style-name="T4">Computerhard</text:span><text:span text:style-name="T4">ware-</text:span><text:span text:style-name="T4">Ressourcen</text:span></text:p>
            <text:p text:style-name="P5"><text:span text:style-name="T4"><text:s text:c="11"/>→ </text:span><text:span text:style-name="T4">Rechnern, </text:span><text:span text:style-name="T4">Netzen, </text:span><text:span text:style-name="T4">Speicher</text:span></text:p>
            <text:p text:style-name="P5"><text:span text:style-name="T4"><text:s text:c="6"/></text:span><text:span text:style-name="T4">- </text:span><text:span text:style-name="T4">Gestalten </text:span><text:span text:style-name="T4">der eigenen </text:span><text:span text:style-name="T4">virtuellen </text:span><text:span text:style-name="T4">Computer-</text:span><text:span text:style-name="T4">Cluster</text:span></text:p>
            <text:p text:style-name="P5"><text:span text:style-name="T4"><text:s text:c="5"/></text:span><text:span text:style-name="T4">- </text:span><text:span text:style-name="T4">Eigene </text:span><text:span text:style-name="T4">Verantwortun</text:span><text:span text:style-name="T4">g für </text:span><text:span text:style-name="T4">Auswahl, </text:span><text:span text:style-name="T4">Installation </text:span><text:span text:style-name="T4">und den </text:span><text:span text:style-name="T4">Betrieb der</text:span></text:p>
            <text:p text:style-name="P5"><text:span text:style-name="T4"><text:s text:c="7"/></text:span><text:span text:style-name="T4">Software</text:span></text:p>
          </draw:text-box>
        </draw:frame>
      </draw:page>
      <draw:page draw:name="page2" draw:style-name="dp1" draw:master-page-name="Standard">
        <draw:g>
          <draw:custom-shape draw:style-name="gr7" draw:text-style-name="P7" draw:layer="layout" svg:width="4cm" svg:height="2cm" svg:x="2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6.5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4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13.5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4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2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4cm" svg:height="2cm" svg:x="2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6.5cm" svg:y="1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20.5cm" svg:y="17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1cm" svg:height="1cm" svg:x="10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cm" svg:height="1cm" svg:x="13.5cm" svg:y="1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17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4cm" svg:height="2cm" svg:x="22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22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23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57:38.336778654</meta:creation-date>
    <dc:date>2017-01-17T20:26:21.093447532</dc:date>
    <meta:editing-duration>PT6H15M3S</meta:editing-duration>
    <meta:editing-cycles>10</meta:editing-cycles>
    <meta:generator>LibreOffice/5.2.4.2$Linux_X86_64 LibreOffice_project/20m0$Build-2</meta:generator>
    <meta:document-statistic meta:object-count="29"/>
  </office:meta>
</office:document-meta>
</file>